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7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style:font-name-asian="Adwaita Sans1" style:font-name-complex="FreeSerif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style:font-name-asian="Adwaita Sans1" style:font-name-complex="FreeSerif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dwaita Sans" style:font-name-asian="Adwaita Sans1" style:font-name-complex="FreeSerif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Liberation Sans" style:font-name-asian="Adwaita Sans1" style:font-name-complex="FreeSerif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enSP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12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DigiKey Part Number</text:p>
          </table:table-cell>
          <table:table-cell table:style-name="ce6" office:value-type="string" calcext:value-type="string">
            <text:p>Price (€)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µ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47µ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,C5,C6,C8</text:p>
          </table:table-cell>
          <table:table-cell office:value-type="string" calcext:value-type="string">
            <text:p>0.1µ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22µ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,C9</text:p>
          </table:table-cell>
          <table:table-cell office:value-type="string" calcext:value-type="string">
            <text:p>10µ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1</text:p>
          </table:table-cell>
          <table:table-cell office:value-type="string" calcext:value-type="string">
            <text:p>10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46W-E3-0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T46W-E3-08CT-ND</text:p>
          </table:table-cell>
          <table:table-cell table:style-name="Default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30645L-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1-C30645L-080-ND</text:p>
          </table:table-cell>
          <table:table-cell office:value-type="float" office:value="71.64" calcext:value-type="float">
            <text:p>71.64</text:p>
          </table:table-cell>
          <table:table-cell/>
        </table:table-row>
        <table:table-row table:style-name="ro1">
          <table:table-cell office:value-type="string" calcext:value-type="string">
            <text:p>J1,J2,J3</text:p>
          </table:table-cell>
          <table:table-cell office:value-type="string" calcext:value-type="string">
            <text:p>Conn_Co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-0732511153-ND</text:p>
          </table:table-cell>
          <table:table-cell office:value-type="float" office:value="9.75" calcext:value-type="float">
            <text:p>9.75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crew_Terminal_0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6667-ND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µ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53-3303-2-ND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2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S123NCT-ND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R1,R2,R3,R5</text:p>
          </table:table-cell>
          <table:table-cell office:value-type="string" calcext:value-type="string">
            <text:p>1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3"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4.9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0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2.4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91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,Rg1</text:p>
          </table:table-cell>
          <table:table-cell table:style-name="ce4" office:value-type="float" office:value="49.9" calcext:value-type="float">
            <text:p>49.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,Rq1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2554-2-ND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TP1,TP2,TP3</text:p>
          </table:table-cell>
          <table:table-cell table:style-name="ce3"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-5002-ND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TP4</text:p>
          </table:table-cell>
          <table:table-cell table:style-name="ce3" office:value-type="float" office:value="5019" calcext:value-type="float">
            <text:p>5019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6-5019CT-ND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193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X1932ETC+TCT-ND</text:p>
          </table:table-cell>
          <table:table-cell office:value-type="float" office:value="13.17" calcext:value-type="float">
            <text:p>13.17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D8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-AD8015ARZ-ND</text:p>
          </table:table-cell>
          <table:table-cell office:value-type="float" office:value="11.74" calcext:value-type="float">
            <text:p>11.74</text:p>
          </table:table-cell>
          <table:table-cell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Pi Pico 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2648-SC1631CT-ND</text:p>
          </table:table-cell>
          <table:table-cell table:style-name="ce13" office:value-type="float" office:value="4.4" calcext:value-type="float">
            <text:p>4.40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EC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2-4432-ND</text:p>
          </table:table-cell>
          <table:table-cell table:style-name="Default" office:value-type="float" office:value="15.52" calcext:value-type="float">
            <text:p>15.52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Heat Sink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ATS015015006-PF-4E-ND</text:p>
          </table:table-cell>
          <table:table-cell table:style-name="ce2" office:value-type="float" office:value="4.07" calcext:value-type="float">
            <text:p>4.07</text:p>
          </table:table-cell>
          <table:table-cell/>
        </table:table-row>
        <table:table-row table:style-name="ro1">
          <table:table-cell office:value-type="string" calcext:value-type="string">
            <text:p>Thorlabs:</text:p>
          </table:table-cell>
          <table:table-cell table:style-name="ce5" office:value-type="string" calcext:value-type="string">
            <text:p>SM1F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3.57" calcext:value-type="float">
            <text:p>23.57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string" calcext:value-type="string">
            <text:p>SM1V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M1L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4.99" calcext:value-type="float">
            <text:p>14.99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A4052-C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2" office:value-type="float" office:value="128.26" calcext:value-type="float">
            <text:p>128.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thout Thorlabs</text:p>
          </table:table-cell>
          <table:table-cell table:style-name="ce14" table:formula="of:=&quot;= &quot; &amp; SUM([.E2:.E29]) &amp; &quot; €&quot;" office:value-type="string" office:string-value="= 133.42 €" calcext:value-type="string">
            <text:p>= 133.42 €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verything</text:p>
          </table:table-cell>
          <table:table-cell table:style-name="ce6" table:formula="of:=&quot;= &quot; &amp; SUM([.E2:.E33]) &amp; &quot; €&quot;" office:value-type="string" office:string-value="= 335.49 €" calcext:value-type="string">
            <text:p>= 335.49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1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reeSans" style:font-family-asian="FreeSans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15T11:24:28.359410065</dc:date>
    <meta:editing-duration>PT21M1S</meta:editing-duration>
    <meta:editing-cycles>9</meta:editing-cycles>
    <meta:generator>LibreOffice/25.2.3.2$Linux_X86_64 LibreOffice_project/520$Build-2</meta:generator>
    <meta:print-date>2025-05-15T11:22:05.830197284</meta:print-date>
    <meta:printed-by>PDF files</meta:printed-by>
    <meta:document-statistic meta:table-count="1" meta:cell-count="137" meta:object-count="0"/>
  </office:meta>
</office:document-meta>
</file>